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30">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graphic" style:name="a438">
      <style:graphic-properties draw:fill="none" draw:stroke="solid" svg:stroke-width="0.04167in" svg:stroke-color="#000000" draw:marker-end="a437" svg:stroke-opacity="40%" draw:stroke-linejoin="miter" svg:stroke-linecap="butt"/>
    </style:style>
    <style:style style:family="paragraph" style:name="a390">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style:paragraph-properties style:font-independent-line-spacing="true" style:writing-mode="lr-tb"/>
    </style:style>
    <style:style style:family="graphic" style:name="a3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0">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paragraph" style:name="a3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solid" draw:fill-color="#196b24" draw:opacity="100%" draw:stroke="none" draw:auto-grow-width="false" draw:auto-grow-height="false"/>
      <style:paragraph-properties style:font-independent-line-spacing="true" style:writing-mode="lr-tb"/>
    </style:style>
    <style:style style:family="graphic" style:name="a409">
      <style:graphic-properties draw:fill="none" draw:stroke="solid" svg:stroke-width="0.04514in" svg:stroke-color="#000000" draw:marker-end="a408" svg:stroke-opacity="100%" draw:stroke-linejoin="miter" svg:stroke-linecap="butt"/>
    </style:style>
    <style:style style:family="graphic" style:name="a474">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none" draw:stroke="solid" svg:stroke-width="0.04861in" svg:stroke-color="#000000" draw:marker-end="a477" svg:stroke-opacity="40%" draw:stroke-linejoin="miter" svg:stroke-linecap="butt" draw:auto-grow-width="false" draw:auto-grow-height="false"/>
      <style:paragraph-properties style:font-independent-line-spacing="true" style:writing-mode="lr-tb"/>
    </style:style>
    <style:style style:family="graphic" style:name="a440">
      <style:graphic-properties draw:fill="none" draw:stroke="solid" svg:stroke-width="0.04167in" svg:stroke-color="#000000" draw:marker-end="a439" svg:stroke-opacity="40%" draw:stroke-linejoin="miter" svg:stroke-linecap="butt"/>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196b24" draw:opacity="100%"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center" draw:fill="solid" draw:fill-color="#a02b93"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none" draw:stroke="solid" svg:stroke-width="0.04514in" svg:stroke-color="#000000" draw:marker-end="a410" svg:stroke-opacity="100%" draw:stroke-linejoin="miter" svg:stroke-linecap="butt"/>
    </style:style>
    <style:style style:family="graphic" style:name="a412">
      <style:graphic-properties draw:fill="none" draw:stroke="solid" svg:stroke-width="0.0625in" svg:stroke-color="#000000" svg:stroke-opacity="100%" draw:stroke-linejoin="miter" svg:stroke-linecap="butt"/>
    </style:style>
    <style:style style:family="graphic" style:name="a414">
      <style:graphic-properties draw:fill="none" draw:stroke="solid" svg:stroke-width="0.04167in" svg:stroke-color="#000000" draw:marker-end="a413" svg:stroke-opacity="40%" draw:stroke-linejoin="miter" svg:stroke-linecap="butt"/>
    </style:style>
    <style:style style:family="graphic" style:name="a415">
      <style:graphic-properties draw:fill="none" draw:stroke="solid" svg:stroke-width="0.0625in" svg:stroke-color="#000000" svg:stroke-opacity="100%" draw:stroke-linejoin="miter" svg:stroke-linecap="butt"/>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ptos" fo:font-size="0.55556in" style:font-size-asian="0.55556in" style:font-size-complex="0.55556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61">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paragraph" style:name="a387">
      <style:paragraph-properties fo:line-height="0.41667in"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Aptos" fo:font-size="0.5in" style:font-size-asian="0.5in" style:font-size-complex="0.5in" fo:letter-spacing="0in" fo:language="en" fo:country="US" fo:font-style="normal" style:font-style-asian="normal" style:font-style-complex="normal" fo:text-shadow="0in 0.025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a6caec" draw:opacity="100%"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2" draw:style-name="a381" draw:master-page-name="Master1-Layout1-title-Title-Slide" presentation:presentation-page-layout-name="Master1-PPL1" draw:id="Slide-257">
        <draw:g draw:name="Group 7" draw:id="id63">
          <svg:title/>
          <svg:desc/>
          <draw:custom-shape svg:x="7.84569in" svg:y="5.17832in" svg:width="2.09657in" svg:height="0.76899in" draw:id="id81" draw:style-name="a444" draw:name="Rectangle: Rounded Corners 4">
            <svg:title/>
            <svg:desc/>
            <text:p text:style-name="a443" text:class-names="" text:cond-style-name=""><text:span text:style-name="a441" text:class-names="">Paper!</text:span><text:span text:style-name="a4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47349in" svg:y="5.17832in" svg:width="2.09657in" svg:height="0.76899in" draw:id="id82" draw:style-name="a448" draw:name="Rectangle: Rounded Corners 5">
            <svg:title/>
            <svg:desc/>
            <text:p text:style-name="a447" text:class-names="" text:cond-style-name=""><text:span text:style-name="a445" text:class-names="">Data</text:span><text:span text:style-name="a44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46043in" svg:y="5.60915in" svg:width="1.25396in" svg:height="0.51827in" draw:id="id83" draw:style-name="a455" draw:name="Rectangle 17">
            <svg:title/>
            <svg:desc/>
            <text:p text:style-name="a451" text:class-names="" text:cond-style-name=""><text:span text:style-name="a449" text:class-names="">Process</text:span><text:span text:style-name="a450" text:class-names=""/></text:p>
            <text:p text:style-name="a454" text:class-names="" text:cond-style-name=""><text:span text:style-name="a452" text:class-names="">Data</text:span><text:span text:style-name="a453" text:class-names=""/></text:p>
            <draw:enhanced-geometry xmlns:dr3d="urn:oasis:names:tc:opendocument:xmlns:dr3d:1.0" draw:type="non-primitive" svg:viewBox="0 0 21600 21600" draw:enhanced-path="M 0 0 L 21600 0 21600 21600 0 21600 Z N"/>
          </draw:custom-shape>
          <draw:custom-shape svg:x="6.18464in" svg:y="4.66005in" svg:width="1.25396in" svg:height="0.51827in" draw:id="id84" draw:style-name="a461" draw:name="Rectangle 21">
            <svg:title/>
            <svg:desc/>
            <text:p text:style-name="a457" text:class-names="" text:cond-style-name=""><text:span text:style-name="a456" text:class-names="">Analyze</text:span></text:p>
            <text:p text:style-name="a460" text:class-names="" text:cond-style-name=""><text:span text:style-name="a458" text:class-names="">Data</text:span><text:span text:style-name="a459" text:class-names=""/></text:p>
            <draw:enhanced-geometry xmlns:dr3d="urn:oasis:names:tc:opendocument:xmlns:dr3d:1.0" draw:type="non-primitive" svg:viewBox="0 0 21600 21600" draw:enhanced-path="M 0 0 L 21600 0 21600 21600 0 21600 Z N"/>
          </draw:custom-shape>
          <draw:custom-shape svg:x="4.63963in" svg:y="3.80642in" svg:width="1.25396in" svg:height="0.51827in" draw:id="id85" draw:style-name="a467" draw:name="Rectangle 22">
            <svg:title/>
            <svg:desc/>
            <text:p text:style-name="a463" text:class-names="" text:cond-style-name=""><text:span text:style-name="a462" text:class-names="">Results /</text:span></text:p>
            <text:p text:style-name="a466" text:class-names="" text:cond-style-name=""><text:span text:style-name="a464" text:class-names="">Figures</text:span><text:span text:style-name="a465" text:class-names=""/></text:p>
            <draw:enhanced-geometry xmlns:dr3d="urn:oasis:names:tc:opendocument:xmlns:dr3d:1.0" draw:type="non-primitive" svg:viewBox="0 0 21600 21600" draw:enhanced-path="M 0 0 L 21600 0 21600 21600 0 21600 Z N"/>
          </draw:custom-shape>
          <draw:custom-shape svg:x="6.5696in" svg:y="6.83532in" svg:width="1.25396in" svg:height="0.51827in" draw:id="id86" draw:style-name="a470" draw:name="Rectangle 23">
            <svg:title/>
            <svg:desc/>
            <text:p text:style-name="a469" text:class-names="" text:cond-style-name=""><text:span text:style-name="a468" text:class-names="">Writing</text:span></text:p>
            <draw:enhanced-geometry xmlns:dr3d="urn:oasis:names:tc:opendocument:xmlns:dr3d:1.0" draw:type="non-primitive" svg:viewBox="0 0 21600 21600" draw:enhanced-path="M 0 0 L 21600 0 21600 21600 0 21600 Z N"/>
          </draw:custom-shape>
          <draw:custom-shape svg:x="3.15436in" svg:y="6.66959in" svg:width="1.25396in" svg:height="0.51827in" draw:id="id87" draw:style-name="a474" draw:name="Rectangle 1">
            <svg:title/>
            <svg:desc/>
            <text:p text:style-name="a473" text:class-names="" text:cond-style-name=""><text:span text:style-name="a471" text:class-names="">Code</text:span><text:span text:style-name="a472" text:class-names=""/></text:p>
            <draw:enhanced-geometry xmlns:dr3d="urn:oasis:names:tc:opendocument:xmlns:dr3d:1.0" draw:type="non-primitive" svg:viewBox="0 0 21600 21600" draw:enhanced-path="M 0 0 L 21600 0 21600 21600 0 21600 Z N"/>
          </draw:custom-shape>
          <draw:custom-shape svg:x="3.40948in" svg:y="3.48046in" svg:width="4.37589in" svg:height="3.97639in" draw:id="id88" draw:style-name="a478" draw:name="Freeform: Shape 3">
            <svg:title/>
            <svg:desc/>
            <text:p text:style-name="a476" text:class-names="" text:cond-style-name=""><text:span text:style-name="a475" text:class-names=""/></text:p>
            <draw:enhanced-geometry xmlns:dr3d="urn:oasis:names:tc:opendocument:xmlns:dr3d:1.0" draw:type="non-primitive" svg:viewBox="0 0 6270791 6272257" draw:enhanced-path="M 206875 3288662 C 582527 3257914 958180 3227167 928769 3513251 899358 3799335 126665 4719083 30412 5005167 -65841 5291251 73191 5481082 351254 5229756 629317 4978430 1404685 4114830 1698790 3497209 1992895 2879588 1867232 1874283 2115885 1524030 2364538 1173777 3011569 1235271 3190706 1395692 3369843 1556113 3658601 2336830 3190706 2486556 2722811 2636282 1075823 3029314 383338 2294051 -309147 1558788 1196139 -7991 2115886 30 3035633 8051 5851022 1636324 5901822 2342177 5952622 3048030 3225464 3609504 2420685 4235146 1615906 4860788 1843169 6874072 1073148 6096030 303127 5317988 2877886 5892830 3383212 5245798 3888538 4598767 3928642 2130957 4105105 2213841 4281568 2296725 4107781 5438304 4441991 5743104 4776201 6047904 5226716 3753882 6270791 3288661 N" draw:text-areas="?f74 ?f76 ?f75 ?f77" draw:glue-points="?f41 ?f42 ?f43 ?f44 ?f45 ?f46 ?f47 ?f48 ?f49 ?f50 ?f51 ?f52 ?f53 ?f54 ?f53 ?f55 ?f56 ?f57 ?f58 ?f59 ?f60 ?f61 ?f62 ?f63 ?f64 ?f65 ?f66 ?f67 ?f68 ?f69 ?f70 ?f71 ?f72 ?f7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70791"/>
              <draw:equation draw:name="f7" draw:formula="?f4 / 6272257"/>
              <draw:equation draw:name="f8" draw:formula="3288662 * ?f4 / 6272257"/>
              <draw:equation draw:name="f9" draw:formula="3513251 * ?f4 / 6272257"/>
              <draw:equation draw:name="f10" draw:formula="5005167 * ?f4 / 6272257"/>
              <draw:equation draw:name="f11" draw:formula="5229756 * ?f4 / 6272257"/>
              <draw:equation draw:name="f12" draw:formula="3497209 * ?f4 / 6272257"/>
              <draw:equation draw:name="f13" draw:formula="1524030 * ?f4 / 6272257"/>
              <draw:equation draw:name="f14" draw:formula="1395692 * ?f4 / 6272257"/>
              <draw:equation draw:name="f15" draw:formula="2486556 * ?f4 / 6272257"/>
              <draw:equation draw:name="f16" draw:formula="2294051 * ?f4 / 6272257"/>
              <draw:equation draw:name="f17" draw:formula="30 * ?f4 / 6272257"/>
              <draw:equation draw:name="f18" draw:formula="2342177 * ?f4 / 6272257"/>
              <draw:equation draw:name="f19" draw:formula="4235146 * ?f4 / 6272257"/>
              <draw:equation draw:name="f20" draw:formula="6096030 * ?f4 / 6272257"/>
              <draw:equation draw:name="f21" draw:formula="5245798 * ?f4 / 6272257"/>
              <draw:equation draw:name="f22" draw:formula="2213841 * ?f4 / 6272257"/>
              <draw:equation draw:name="f23" draw:formula="5743104 * ?f4 / 6272257"/>
              <draw:equation draw:name="f24" draw:formula="206875 * ?f5 / 6270791"/>
              <draw:equation draw:name="f25" draw:formula="928769 * ?f5 / 6270791"/>
              <draw:equation draw:name="f26" draw:formula="30412 * ?f5 / 6270791"/>
              <draw:equation draw:name="f27" draw:formula="351254 * ?f5 / 6270791"/>
              <draw:equation draw:name="f28" draw:formula="1698790 * ?f5 / 6270791"/>
              <draw:equation draw:name="f29" draw:formula="2115885 * ?f5 / 6270791"/>
              <draw:equation draw:name="f30" draw:formula="3190706 * ?f5 / 6270791"/>
              <draw:equation draw:name="f31" draw:formula="383338 * ?f5 / 6270791"/>
              <draw:equation draw:name="f32" draw:formula="2115886 * ?f5 / 6270791"/>
              <draw:equation draw:name="f33" draw:formula="5901822 * ?f5 / 6270791"/>
              <draw:equation draw:name="f34" draw:formula="2420685 * ?f5 / 6270791"/>
              <draw:equation draw:name="f35" draw:formula="1073148 * ?f5 / 6270791"/>
              <draw:equation draw:name="f36" draw:formula="3383212 * ?f5 / 6270791"/>
              <draw:equation draw:name="f37" draw:formula="4105105 * ?f5 / 6270791"/>
              <draw:equation draw:name="f38" draw:formula="4441991 * ?f5 / 6270791"/>
              <draw:equation draw:name="f39" draw:formula="6270791 * ?f5 / 6270791"/>
              <draw:equation draw:name="f40" draw:formula="3288661 * ?f4 / 6272257"/>
              <draw:equation draw:name="f41" draw:formula="?f24 / ?f6"/>
              <draw:equation draw:name="f42" draw:formula="?f8 / ?f7"/>
              <draw:equation draw:name="f43" draw:formula="?f25 / ?f6"/>
              <draw:equation draw:name="f44" draw:formula="?f9 / ?f7"/>
              <draw:equation draw:name="f45" draw:formula="?f26 / ?f6"/>
              <draw:equation draw:name="f46" draw:formula="?f10 / ?f7"/>
              <draw:equation draw:name="f47" draw:formula="?f27 / ?f6"/>
              <draw:equation draw:name="f48" draw:formula="?f11 / ?f7"/>
              <draw:equation draw:name="f49" draw:formula="?f28 / ?f6"/>
              <draw:equation draw:name="f50" draw:formula="?f12 / ?f7"/>
              <draw:equation draw:name="f51" draw:formula="?f29 / ?f6"/>
              <draw:equation draw:name="f52" draw:formula="?f13 / ?f7"/>
              <draw:equation draw:name="f53" draw:formula="?f30 / ?f6"/>
              <draw:equation draw:name="f54" draw:formula="?f14 / ?f7"/>
              <draw:equation draw:name="f55" draw:formula="?f15 / ?f7"/>
              <draw:equation draw:name="f56" draw:formula="?f31 / ?f6"/>
              <draw:equation draw:name="f57" draw:formula="?f16 / ?f7"/>
              <draw:equation draw:name="f58" draw:formula="?f32 / ?f6"/>
              <draw:equation draw:name="f59" draw:formula="?f17 / ?f7"/>
              <draw:equation draw:name="f60" draw:formula="?f33 / ?f6"/>
              <draw:equation draw:name="f61" draw:formula="?f18 / ?f7"/>
              <draw:equation draw:name="f62" draw:formula="?f34 / ?f6"/>
              <draw:equation draw:name="f63" draw:formula="?f19 / ?f7"/>
              <draw:equation draw:name="f64" draw:formula="?f35 / ?f6"/>
              <draw:equation draw:name="f65" draw:formula="?f20 / ?f7"/>
              <draw:equation draw:name="f66" draw:formula="?f36 / ?f6"/>
              <draw:equation draw:name="f67" draw:formula="?f21 / ?f7"/>
              <draw:equation draw:name="f68" draw:formula="?f37 / ?f6"/>
              <draw:equation draw:name="f69" draw:formula="?f22 / ?f7"/>
              <draw:equation draw:name="f70" draw:formula="?f38 / ?f6"/>
              <draw:equation draw:name="f71" draw:formula="?f23 / ?f7"/>
              <draw:equation draw:name="f72" draw:formula="?f39 / ?f6"/>
              <draw:equation draw:name="f73" draw:formula="?f40 / ?f7"/>
              <draw:equation draw:name="f74" draw:formula="?f0 / ?f6"/>
              <draw:equation draw:name="f75" draw:formula="?f1 / ?f6"/>
              <draw:equation draw:name="f76" draw:formula="?f2 / ?f7"/>
              <draw:equation draw:name="f77" draw:formula="?f3 / ?f7"/>
            </draw:enhanced-geometry>
          </draw:custom-shape>
        </draw:g>
        <draw:g draw:name="Group 10" draw:id="id64">
          <svg:title/>
          <svg:desc/>
          <draw:custom-shape svg:x="7.65813in" svg:y="0.06902in" svg:width="2.03486in" svg:height="0.82153in" draw:id="id67" draw:style-name="a399" draw:name="Rectangle: Rounded Corners 12">
            <svg:title/>
            <svg:desc/>
            <text:p text:style-name="a398" text:class-names="" text:cond-style-name=""><text:span text:style-name="a396" text:class-names="">Paper!</text:span><text:span text:style-name="a39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47349in" svg:y="0.06902in" svg:width="2.03486in" svg:height="0.82153in" draw:id="id68" draw:style-name="a403" draw:name="Rectangle: Rounded Corners 13">
            <svg:title/>
            <svg:desc/>
            <text:p text:style-name="a402" text:class-names="" text:cond-style-name=""><text:span text:style-name="a400" text:class-names="">Data</text:span><text:span text:style-name="a40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9582">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09343in" svg:y="0.06902in" svg:width="2.97962in" svg:height="0.82153in" draw:id="id69" draw:style-name="a407" draw:name="Rectangle: Rounded Corners 15">
            <svg:title/>
            <svg:desc/>
            <text:p text:style-name="a406" text:class-names="" text:cond-style-name=""><text:span text:style-name="a404" text:class-names="">Analyze &amp; Interpret</text:span><text:span text:style-name="a40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onnector draw:type="line" svg:x1="3.65965in" svg:y1="0.47978in" svg:x2="3.94214in" svg:y2="0.47978in" draw:id="id70" draw:style-name="a409" draw:name="Straight Arrow Connector 18">
            <svg:title/>
            <svg:desc/>
          </draw:connector>
          <draw:connector draw:type="line" svg:x1="7.22434in" svg:y1="0.47978in" svg:x2="7.50684in" svg:y2="0.47978in" draw:id="id71" draw:style-name="a411" draw:name="Straight Arrow Connector 19">
            <svg:title/>
            <svg:desc/>
          </draw:connector>
          <draw:connector draw:type="line" svg:x1="4.11516in" svg:y1="0.8643in" svg:x2="1.63469in" svg:y2="2.43795in" draw:id="id72" draw:style-name="a412" draw:name="Straight Connector 20">
            <svg:title/>
            <svg:desc/>
          </draw:connector>
          <draw:connector draw:type="line" svg:x1="3.78862in" svg:y1="2.23572in" svg:x2="4.07111in" svg:y2="2.23572in" draw:id="id73" draw:style-name="a414" draw:name="Straight Arrow Connector 26">
            <svg:title/>
            <svg:desc/>
          </draw:connector>
          <draw:connector draw:type="line" svg:x1="9.5227in" svg:y1="2.43795in" svg:x2="7.04223in" svg:y2="0.8643in" draw:id="id74" draw:style-name="a415" draw:name="Straight Connector 27">
            <svg:title/>
            <svg:desc/>
          </draw:connector>
          <draw:custom-shape svg:x="2.49693in" svg:y="1.95888in" svg:width="1.21705in" svg:height="0.55368in" draw:id="id75" draw:style-name="a421" draw:name="Rectangle 28">
            <svg:title/>
            <svg:desc/>
            <text:p text:style-name="a417" text:class-names="" text:cond-style-name=""><text:span text:style-name="a416" text:class-names="">Data</text:span></text:p>
            <text:p text:style-name="a420" text:class-names="" text:cond-style-name=""><text:span text:style-name="a418" text:class-names="">Processing</text:span><text:span text:style-name="a419" text:class-names=""/></text:p>
            <draw:enhanced-geometry xmlns:dr3d="urn:oasis:names:tc:opendocument:xmlns:dr3d:1.0" draw:type="non-primitive" svg:viewBox="0 0 21600 21600" draw:enhanced-path="M 0 0 L 21600 0 21600 21600 0 21600 Z N"/>
          </draw:custom-shape>
          <draw:custom-shape svg:x="4.14576in" svg:y="1.95888in" svg:width="1.21705in" svg:height="0.55368in" draw:id="id76" draw:style-name="a427" draw:name="Rectangle 29">
            <svg:title/>
            <svg:desc/>
            <text:p text:style-name="a423" text:class-names="" text:cond-style-name=""><text:span text:style-name="a422" text:class-names="">Data</text:span></text:p>
            <text:p text:style-name="a426" text:class-names="" text:cond-style-name=""><text:span text:style-name="a424" text:class-names="">Analysis</text:span><text:span text:style-name="a425" text:class-names=""/></text:p>
            <draw:enhanced-geometry xmlns:dr3d="urn:oasis:names:tc:opendocument:xmlns:dr3d:1.0" draw:type="non-primitive" svg:viewBox="0 0 21600 21600" draw:enhanced-path="M 0 0 L 21600 0 21600 21600 0 21600 Z N"/>
          </draw:custom-shape>
          <draw:custom-shape svg:x="5.79459in" svg:y="1.95888in" svg:width="1.21705in" svg:height="0.55368in" draw:id="id77" draw:style-name="a433" draw:name="Rectangle 30">
            <svg:title/>
            <svg:desc/>
            <text:p text:style-name="a429" text:class-names="" text:cond-style-name=""><text:span text:style-name="a428" text:class-names="">Results /</text:span></text:p>
            <text:p text:style-name="a432" text:class-names="" text:cond-style-name=""><text:span text:style-name="a430" text:class-names="">Figures</text:span><text:span text:style-name="a431" text:class-names=""/></text:p>
            <draw:enhanced-geometry xmlns:dr3d="urn:oasis:names:tc:opendocument:xmlns:dr3d:1.0" draw:type="non-primitive" svg:viewBox="0 0 21600 21600" draw:enhanced-path="M 0 0 L 21600 0 21600 21600 0 21600 Z N"/>
          </draw:custom-shape>
          <draw:custom-shape svg:x="7.44342in" svg:y="1.95888in" svg:width="1.21705in" svg:height="0.55368in" draw:id="id78" draw:style-name="a436" draw:name="Rectangle 31">
            <svg:title/>
            <svg:desc/>
            <text:p text:style-name="a435" text:class-names="" text:cond-style-name=""><text:span text:style-name="a434" text:class-names="">Writing</text:span></text:p>
            <draw:enhanced-geometry xmlns:dr3d="urn:oasis:names:tc:opendocument:xmlns:dr3d:1.0" draw:type="non-primitive" svg:viewBox="0 0 21600 21600" draw:enhanced-path="M 0 0 L 21600 0 21600 21600 0 21600 Z N"/>
          </draw:custom-shape>
          <draw:connector draw:type="line" svg:x1="7.08628in" svg:y1="2.23572in" svg:x2="7.36877in" svg:y2="2.23572in" draw:id="id79" draw:style-name="a438" draw:name="Straight Arrow Connector 32">
            <svg:title/>
            <svg:desc/>
          </draw:connector>
          <draw:connector draw:type="line" svg:x1="5.43745in" svg:y1="2.23572in" svg:x2="5.71994in" svg:y2="2.23572in" draw:id="id80" draw:style-name="a440" draw:name="Straight Arrow Connector 33">
            <svg:title/>
            <svg:desc/>
          </draw:connector>
        </draw:g>
        <draw:custom-shape svg:x="-0.51199in" svg:y="1.48657in" svg:width="2.74593in" svg:height="0.99266in" draw:id="id65" draw:style-name="a388" draw:name="Rectangle 34">
          <svg:title/>
          <svg:desc/>
          <text:p text:style-name="a383" text:class-names="" text:cond-style-name=""><text:span text:style-name="a382" text:class-names="">The</text:span></text:p>
          <text:p text:style-name="a387" text:class-names="" text:cond-style-name=""><text:span text:style-name="a384" text:class-names="">Dream</text:span><text:span text:style-name="a385" text:class-names="">:</text:span><text:span text:style-name="a386" text:class-names=""/></text:p>
          <draw:enhanced-geometry xmlns:dr3d="urn:oasis:names:tc:opendocument:xmlns:dr3d:1.0" draw:type="non-primitive" svg:viewBox="0 0 21600 21600" draw:enhanced-path="M 0 0 L 21600 0 21600 21600 0 21600 Z N"/>
        </draw:custom-shape>
        <draw:custom-shape svg:x="-0.51199in" svg:y="4.11106in" svg:width="2.74593in" svg:height="0.99266in" draw:id="id66" draw:style-name="a395" draw:name="Rectangle 36">
          <svg:title/>
          <svg:desc/>
          <text:p text:style-name="a390" text:class-names="" text:cond-style-name=""><text:span text:style-name="a389" text:class-names="">The</text:span></text:p>
          <text:p text:style-name="a394" text:class-names="" text:cond-style-name=""><text:span text:style-name="a391" text:class-names="">Reality</text:span><text:span text:style-name="a392" text:class-names="">:</text:span><text:span text:style-name="a393"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5in" svg:y="1.22743in" svg:width="8.5in" svg:height="2.61111in"/>
      <presentation:placeholder presentation:object="subtitle" svg:x="1.25in" svg:y="3.93924in" svg:width="7.5in" svg:height="1.81076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2" style:display-name="Title and Content">
      <presentation:placeholder presentation:object="title" svg:x="0.6875in" svg:y="0.39931in" svg:width="8.625in" svg:height="1.44965in"/>
      <presentation:placeholder presentation:object="object"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4" style:display-name="Two Content">
      <presentation:placeholder presentation:object="title" svg:x="0.6875in" svg:y="0.39931in" svg:width="8.625in" svg:height="1.44965in"/>
      <presentation:placeholder presentation:object="object" svg:x="0.6875in" svg:y="1.99653in" svg:width="4.25in" svg:height="4.75868in"/>
      <presentation:placeholder presentation:object="object" svg:x="5.0625in" svg:y="1.99653in" svg:width="4.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5" style:display-name="Comparison">
      <presentation:placeholder presentation:object="title" svg:x="0.6888in" svg:y="0.39931in" svg:width="8.625in" svg:height="1.44965in"/>
      <presentation:placeholder presentation:object="outline" svg:x="0.6888in" svg:y="1.83854in" svg:width="4.23047in" svg:height="0.90104in"/>
      <presentation:placeholder presentation:object="object" svg:x="0.6888in" svg:y="2.73958in" svg:width="4.23047in" svg:height="4.02951in"/>
      <presentation:placeholder presentation:object="outline" svg:x="5.0625in" svg:y="1.83854in" svg:width="4.2513in" svg:height="0.90104in"/>
      <presentation:placeholder presentation:object="object" svg:x="5.0625in" svg:y="2.73958in" svg:width="4.2513in" svg:height="4.02951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6" style:display-name="Title Only">
      <presentation:placeholder presentation:object="title" svg:x="0.6875in" svg:y="0.39931in" svg:width="8.625in" svg:height="1.44965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7" style:display-name="Blank">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8" style:display-name="Content with Caption">
      <presentation:placeholder presentation:object="title" svg:x="0.6888in" svg:y="0.5in" svg:width="3.22526in" svg:height="1.75in"/>
      <presentation:placeholder presentation:object="object"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9" style:display-name="Picture with Caption">
      <presentation:placeholder presentation:object="title" svg:x="0.6888in" svg:y="0.5in" svg:width="3.22526in" svg:height="1.75in"/>
      <presentation:placeholder presentation:object="graphic" svg:x="4.2513in" svg:y="1.07986in" svg:width="5.0625in" svg:height="5.32986in"/>
      <presentation:placeholder presentation:object="outline" svg:x="0.6888in" svg:y="2.25in" svg:width="3.22526in" svg:height="4.1684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0" style:display-name="Title and Vertical Text">
      <presentation:placeholder presentation:object="title" svg:x="0.6875in" svg:y="0.39931in" svg:width="8.625in" svg:height="1.44965in"/>
      <presentation:placeholder presentation:object="outline" svg:x="0.6875in" svg:y="1.99653in" svg:width="8.625in" svg:height="4.75868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presentation-page-layout style:name="Master1-PPL11" style:display-name="Vertical Title and Text">
      <presentation:placeholder presentation:object="title" svg:x="7.15625in" svg:y="0.39931in" svg:width="2.15625in" svg:height="6.3559in"/>
      <presentation:placeholder presentation:object="outline" svg:x="0.6875in" svg:y="0.39931in" svg:width="6.34375in" svg:height="6.3559in"/>
      <presentation:placeholder presentation:object="date-time" svg:x="0.6875in" svg:y="6.95139in" svg:width="2.25in" svg:height="0.39931in"/>
      <presentation:placeholder presentation:object="footer" svg:x="3.3125in" svg:y="6.95139in" svg:width="3.375in" svg:height="0.39931in"/>
      <presentation:placeholder presentation:object="page-number" svg:x="7.0625in" svg:y="6.95139in" svg:width="2.25in" svg:height="0.39931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draw:marker draw:name="a477" svg:viewBox="0 0 20 30" svg:d="m10 0-10 30h20z"/>
    <draw:marker draw:name="a408" svg:viewBox="0 0 20 30" svg:d="m10 0-10 30h20z"/>
    <draw:marker draw:name="a437" svg:viewBox="0 0 20 30" svg:d="m10 0-10 30h20z"/>
    <draw:marker draw:name="a413" svg:viewBox="0 0 20 30" svg:d="m10 0-10 30h20z"/>
    <draw:marker draw:name="a439" svg:viewBox="0 0 20 30" svg:d="m10 0-10 30h20z"/>
    <draw:marker draw:name="a410"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6875in" svg:y="0.39931in" svg:width="8.62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6875in" svg:y="1.99653in" svg:width="8.62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6875in" svg:y="6.95139in" svg:width="2.25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3.3125in" svg:y="6.95139in" svg:width="3.37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7.0625in" svg:y="6.95139in" svg:width="2.25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0.75in" svg:y="1.22743in" svg:width="8.5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25in" svg:y="3.93924in" svg:width="7.5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6875in" svg:y="6.95139in" svg:width="2.25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3.3125in" svg:y="6.95139in" svg:width="3.37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7.0625in" svg:y="6.95139in" svg:width="2.25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6875in" svg:y="0.39931in" svg:width="8.62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6875in" svg:y="1.99653in" svg:width="8.62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6875in" svg:y="6.95139in" svg:width="2.25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3.3125in" svg:y="6.95139in" svg:width="3.37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7.0625in" svg:y="6.95139in" svg:width="2.25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68229in" svg:y="1.86979in" svg:width="8.62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68229in" svg:y="5.0191in" svg:width="8.62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6875in" svg:y="6.95139in" svg:width="2.25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3.3125in" svg:y="6.95139in" svg:width="3.37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7.0625in" svg:y="6.95139in" svg:width="2.25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6875in" svg:y="0.39931in" svg:width="8.62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6875in" svg:y="1.99653in" svg:width="4.25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5.0625in" svg:y="1.99653in" svg:width="4.25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6875in" svg:y="6.95139in" svg:width="2.25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3.3125in" svg:y="6.95139in" svg:width="3.37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7.0625in" svg:y="6.95139in" svg:width="2.25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6888in" svg:y="0.39931in" svg:width="8.62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6888in" svg:y="1.83854in" svg:width="4.23047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6888in" svg:y="2.73958in" svg:width="4.23047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5.0625in" svg:y="1.83854in" svg:width="4.2513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5.0625in" svg:y="2.73958in" svg:width="4.2513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6875in" svg:y="6.95139in" svg:width="2.25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3.3125in" svg:y="6.95139in" svg:width="3.37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7.0625in" svg:y="6.95139in" svg:width="2.25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6875in" svg:y="0.39931in" svg:width="8.62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6875in" svg:y="6.95139in" svg:width="2.25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3.3125in" svg:y="6.95139in" svg:width="3.37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7.0625in" svg:y="6.95139in" svg:width="2.25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6875in" svg:y="6.95139in" svg:width="2.25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3.3125in" svg:y="6.95139in" svg:width="3.37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7.0625in" svg:y="6.95139in" svg:width="2.25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6888in" svg:y="0.5in" svg:width="3.22526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4.2513in" svg:y="1.07986in" svg:width="5.062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6888in" svg:y="2.25in" svg:width="3.22526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6875in" svg:y="6.95139in" svg:width="2.25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3.3125in" svg:y="6.95139in" svg:width="3.37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7.0625in" svg:y="6.95139in" svg:width="2.25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6888in" svg:y="0.5in" svg:width="3.22526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4.2513in" svg:y="1.07986in" svg:width="5.062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6888in" svg:y="2.25in" svg:width="3.22526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6875in" svg:y="6.95139in" svg:width="2.25in" svg:height="0.39931in" presentation:class="date-time" presentation:placeholder="false">
        <draw:text-box>
          <text:p text:style-name="a304" text:class-names="" text:cond-style-name=""><text:span text:style-name="a301" text:class-names=""><text:date text:fixed="false" style:data-style-name="a302"/></text:span><text:span text:style-name="a303" text:class-names=""/></text:p>
        </draw:text-box>
        <svg:title/>
        <svg:desc/>
      </draw:frame>
      <draw:frame draw:id="id51" presentation:style-name="a308" draw:name="Footer Placeholder 5" svg:x="3.3125in" svg:y="6.95139in" svg:width="3.37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7.0625in" svg:y="6.95139in" svg:width="2.25in" svg:height="0.39931in" presentation:class="page-number" presentation:placeholder="false">
        <draw:text-box>
          <text:p text:style-name="a311" text:class-names="" text:cond-style-name=""><text:span text:style-name="a309" text:class-names=""><text:page-number style:num-format="1" text:fixed="false"/></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6875in" svg:y="0.39931in" svg:width="8.62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6875in" svg:y="1.99653in" svg:width="8.62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6875in" svg:y="6.95139in" svg:width="2.25in" svg:height="0.39931in" presentation:class="date-time" presentation:placeholder="false">
        <draw:text-box>
          <text:p text:style-name="a338" text:class-names="" text:cond-style-name=""><text:span text:style-name="a335" text:class-names=""><text:date text:fixed="false" style:data-style-name="a336"/></text:span><text:span text:style-name="a337" text:class-names=""/></text:p>
        </draw:text-box>
        <svg:title/>
        <svg:desc/>
      </draw:frame>
      <draw:frame draw:id="id56" presentation:style-name="a342" draw:name="Footer Placeholder 4" svg:x="3.3125in" svg:y="6.95139in" svg:width="3.37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7.0625in" svg:y="6.95139in" svg:width="2.25in" svg:height="0.39931in" presentation:class="page-number" presentation:placeholder="false">
        <draw:text-box>
          <text:p text:style-name="a345" text:class-names="" text:cond-style-name=""><text:span text:style-name="a343" text:class-names=""><text:page-number style:num-format="1" text:fixed="false"/></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7.15625in" svg:y="0.39931in" svg:width="2.1562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6875in" svg:y="0.39931in" svg:width="6.34375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6875in" svg:y="6.95139in" svg:width="2.25in" svg:height="0.39931in" presentation:class="date-time" presentation:placeholder="false">
        <draw:text-box>
          <text:p text:style-name="a372" text:class-names="" text:cond-style-name=""><text:span text:style-name="a369" text:class-names=""><text:date text:fixed="false" style:data-style-name="a370"/></text:span><text:span text:style-name="a371" text:class-names=""/></text:p>
        </draw:text-box>
        <svg:title/>
        <svg:desc/>
      </draw:frame>
      <draw:frame draw:id="id61" presentation:style-name="a376" draw:name="Footer Placeholder 4" svg:x="3.3125in" svg:y="6.95139in" svg:width="3.37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7.0625in" svg:y="6.95139in" svg:width="2.25in" svg:height="0.39931in" presentation:class="page-number" presentation:placeholder="false">
        <draw:text-box>
          <text:p text:style-name="a379" text:class-names="" text:cond-style-name=""><text:span text:style-name="a377" text:class-names=""><text:page-number style:num-format="1" text:fixed="false"/></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Ghenu, Ana-Hermina (BIOINFORMATICS)</meta:initial-creator>
    <dc:creator>Ghenu, Ana-Hermina (BIOINFORMATICS)</dc:creator>
    <meta:creation-date>2025-10-09T15:29:28Z</meta:creation-date>
    <dc:date>2025-10-09T16:13:08Z</dc:date>
    <meta:template xlink:href="Office%20Theme" xlink:type="simple"/>
    <meta:editing-cycles>1</meta:editing-cycles>
    <meta:editing-duration>PT2620S</meta:editing-duration>
    <meta:document-statistic meta:paragraph-count="24" meta:word-count="32"/>
  </office:meta>
</office:document-meta>
</file>